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margin-bottom="0.0972in" fo:line-height="120%"/>
      <style:text-properties style:font-name="Times" fo:font-size="12.0pt"/>
    </style:style>
    <style:style style:name="P2" style:family="paragraph" style:parent-style-name="Standard">
      <style:paragraph-properties fo:margin-bottom="0.0972in" fo:margin-left="0.5000in" fo:text-indent="-0.5000in" fo:line-height="120%">
        <style:tab-stops>
          <style:tab-stop style:position="0.1528in"/>
          <style:tab-stop style:position="0.5000in"/>
        </style:tab-stops>
      </style:paragraph-properties>
      <style:text-properties style:font-name="Times" fo:font-size="12.0pt"/>
    </style:style>
    <style:style style:name="P3" style:family="paragraph" style:parent-style-name="Standard">
      <style:paragraph-properties fo:margin-bottom="0.0972in" fo:margin-left="1.0000in" fo:text-indent="-1.0000in" fo:line-height="120%">
        <style:tab-stops>
          <style:tab-stop style:position="0.6528in"/>
          <style:tab-stop style:position="1.0000in"/>
        </style:tab-stops>
      </style:paragraph-properties>
      <style:text-properties style:font-name="Times" fo:font-size="12.0pt"/>
    </style:style>
    <style:style style:name="T1" style:family="text">
      <style:text-properties fo:font-weight="bold" fo:font-weight-asian="bold" fo:font-weight-complex="bold"/>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office:automatic-styles>
  <office:body>
    <office:text>
      <text:p text:style-name="P1"><text:span text:style-name="T1">- </text:span>multiple types of data stored in a variety of variables<text:span text:style-name="T1"><text:line-break/></text:span>- PHP statements that control program flow<text:span text:style-name="T1"><text:line-break/></text:span>- indexed arrays<text:span text:style-name="T1"><text:line-break/></text:span>- associative arrays<text:span text:style-name="T1"><text:line-break/></text:span>- PHP-provided functions<text:span text:style-name="T1"><text:line-break/></text:span>- programmer-defined functions<text:span text:style-name="T1"><text:line-break/></text:span>- exception handling<text:span text:style-name="T1"><text:line-break/></text:span>- manipulating and formatting textual data with Strings<text:span text:style-name="T1"><text:line-break/></text:span>- reading and/or writing files<text:span text:style-name="T1"><text:line-break/></text:span>- validating data through regular expressions<text:span text:style-name="T1"><text:line-break/></text:span>- reading or writing XML format data<text:span text:style-name="T1"><text:line-break/></text:span>- creating SQL queries</text:p>
      <text:p text:style-name="P1"/>
      <text:p text:style-name="P1"><text:span text:style-name="T1">Dani A-Y (129/150)</text:span></text:p>
      <text:list text:style-name="L1">
        <text:list-item>
          <text:p text:style-name="P2"><text:span text:style-name="T1">Project Specification - </text:span>15 points</text:p>
          <text:list>
            <text:list-item>
              <text:p text:style-name="P3">15. Well documented specification. </text:p>
            </text:list-item>
          </text:list>
        </text:list-item>
        <text:list-item>
          <text:p text:style-name="P2"><text:span text:style-name="T1">Meets Requirement for Database CreationAccess - </text:span>10 points</text:p>
          <text:list>
            <text:list-item>
              <text:p text:style-name="P3">10 points. Script provided to create database and table and populate table with needed login row.</text:p>
            </text:list-item>
          </text:list>
        </text:list-item>
        <text:list-item>
          <text:p text:style-name="P2"><text:span text:style-name="T1">Meets Requirement for Managing State -</text:span><text:s/>10 points</text:p>
          <text:list>
            <text:list-item>
              <text:p text:style-name="P3">2. The login was very close to working, but even when it does, it doesn't manage any state of the program. The images could kind of count as state management, since they are saved and the thumbnail created on the filesystem.</text:p>
            </text:list-item>
          </text:list>
        </text:list-item>
        <text:list-item>
          <text:p text:style-name="P2"><text:span text:style-name="T1">Meets Seven of the Other Listed PHP Features - </text:span>70 points</text:p>
          <text:list>
            <text:list-item>
              <text:p text:style-name="P3">70 points. Made good use of many things we covered!</text:p>
            </text:list-item>
          </text:list>
        </text:list-item>
        <text:list-item>
          <text:p text:style-name="P2"><text:span text:style-name="T1">Correct Operation - </text:span>30 points</text:p>
          <text:list>
            <text:list-item>
              <text:p text:style-name="P3">20 - Login doesn't work (it's close), and I couldn't get images to work, but I think it's due to lacking the GD library in my PHP installation.</text:p>
            </text:list-item>
          </text:list>
        </text:list-item>
        <text:list-item>
          <text:p text:style-name="P2"><text:span text:style-name="T1">Quality Items - </text:span>15 points</text:p>
          <text:list>
            <text:list-item>
              <text:p text:style-name="P3">12 – Pretty good tabbing and commenting throughout all code. (E.g. Tabbing on lines 111-122 in gallery.php is messy)</text:p>
            </text:list-item>
          </text:list>
        </text:list-item>
      </text:list>
      <text:p text:style-name="P1"/>
      <text:p text:style-name="P1"/>
      <text:p text:style-name="P1">DJ Miracle</text:p>
      <text:list text:style-name="L1">
        <text:list-item>
          <text:p text:style-name="P2"><text:span text:style-name="T1">Project Specification - </text:span>15 points</text:p>
          <text:list>
            <text:list-item>
              <text:p text:style-name="P3">0 – No specification provided</text:p>
            </text:list-item>
          </text:list>
        </text:list-item>
        <text:list-item>
          <text:p text:style-name="P2"><text:span text:style-name="T1">Meets Requirement for Database CreationAccess - </text:span>10 points</text:p>
          <text:list>
            <text:list-item>
              <text:p text:style-name="P3">I saw no code for creating database or MySQL user</text:p>
            </text:list-item>
          </text:list>
        </text:list-item>
        <text:list-item>
          <text:p text:style-name="P2"><text:span text:style-name="T1">Meets Requirement for Managing State -</text:span><text:s/>10 points</text:p>
          <text:list>
            <text:list-item>
              <text:p text:style-name="P3">2. The login was very close to working, but even when it does, it doesn't manage any state of the program. The images could kind of count as state management, since they are saved and the thumbnail created on the filesystem.</text:p>
            </text:list-item>
          </text:list>
        </text:list-item>
        <text:list-item>
          <text:p text:style-name="P2"><text:span text:style-name="T1">Meets Seven of the Other Listed PHP Features - </text:span>70 points</text:p>
          <text:list>
            <text:list-item>
              <text:p text:style-name="P3">70 points. Made good use of many things we covered!</text:p>
            </text:list-item>
          </text:list>
        </text:list-item>
        <text:list-item>
          <text:p text:style-name="P2"><text:span text:style-name="T1">Correct Operation - </text:span>30 points</text:p>
          <text:list>
            <text:list-item>
              <text:p text:style-name="P3">20 - Login doesn't work (it's close), and I couldn't get images to work, but I think it's due to lacking the GD library in my PHP installation.</text:p>
            </text:list-item>
          </text:list>
        </text:list-item>
        <text:list-item>
          <text:p text:style-name="P2"><text:span text:style-name="T1">Quality Items - </text:span>15 points</text:p>
          <text:list>
            <text:list-item>
              <text:p text:style-name="P3">12 – Pretty good tabbing and commenting throughout all code. (E.g. Tabbing on lines 111-122 in gallery.php is messy)</text:p>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7.57</meta:generator>
  </office:meta>
</office:document-meta>
</file>